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ормат описания парпметров</text:p>
      <text:p text:style-name="P1"/>
      <text:p text:style-name="Standard">Номер типа устройства</text:p>
      <text:p text:style-name="Standard"/>
      <text:p text:style-name="Standard">Название параметра</text:p>
      <text:p text:style-name="Standard">Описание параметра</text:p>
      <text:p text:style-name="Standard">Номер параметра</text:p>
      <text:p text:style-name="Standard">Тип параметра(целочисленный, логический, перечисление)</text:p>
      <text:p text:style-name="Standard">Значение по умолчанию</text:p>
      <text:p text:style-name="Standard">Минимальное значение</text:p>
      <text:p text:style-name="Standard">Максимальное значение</text:p>
      <text:p text:style-name="Standard"/>
      <text:p text:style-name="Standard">Возможные значения перечисления</text:p>
      <text:p text:style-name="Standard">Название</text:p>
      <text:p text:style-name="Standard">Значени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лександр Севастьянов</meta:initial-creator>
    <meta:creation-date>2012-05-12T16:14:58.70</meta:creation-date>
    <dc:date>2012-05-12T16:42:04.64</dc:date>
    <dc:creator>Александр Севастьянов</dc:creator>
    <meta:editing-duration>PT27M9S</meta:editing-duration>
    <meta:editing-cycles>2</meta:editing-cycles>
    <meta:generator>OpenOffice.org/3.3$Win32 OpenOffice.org_project/330m20$Build-9567</meta:generator>
    <meta:printed-by>Александр Севастьянов</meta:printed-by>
    <meta:print-date>2012-05-12T16:22:28.68</meta:print-date>
    <meta:document-statistic meta:table-count="0" meta:image-count="0" meta:object-count="0" meta:page-count="1" meta:paragraph-count="12" meta:word-count="28" meta:character-count="261"/>
  </office:meta>
</office:document-meta>
</file>